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cd87" officeooo:paragraph-rsid="0012cd87"/>
    </style:style>
    <style:style style:name="P2" style:family="paragraph" style:parent-style-name="Standard">
      <style:text-properties fo:font-size="14pt" officeooo:rsid="0012cd87" officeooo:paragraph-rsid="0012cd87" style:font-size-asian="14pt" style:font-size-complex="14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 2023 – (OPTIONAL) Preclass Assignment 1: <text:s/>Pants on fire???</text:p>
      <text:p text:style-name="P1"/>
      <text:p text:style-name="P2">Flip a coin 200 times and record the results OR <text:span text:style-name="T2">create </text:span><text:span text:style-name="T1">fake </text:span><text:span text:style-name="T2">results and make it look like you flipped a coin 200 times.</text:span></text:p>
      <text:p text:style-name="P2"><text:span text:style-name="T2"/></text:p>
      <text:p text:style-name="P2"><text:span text:style-name="T2">Record the results in a 10 row by 20 column table with HEADS represented by an X and TAIL represented by an O. </text:span></text:p>
      <text:p text:style-name="P2"><text:span text:style-name="T2"/></text:p>
      <text:p text:style-name="P2"><text:span text:style-name="T2">Bring it to class, I will try and tell if you had real or fake data. <text:s/></text:span></text:p>
      <text:p text:style-name="P1"><text:span text:style-name="T2"/></text:p>
      <text:p text:style-name="P1"><text:span text:style-name="T2"/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8T17:12:44.115460553</meta:creation-date>
    <dc:date>2017-01-08T17:19:06.217020486</dc:date>
    <meta:editing-duration>PT6M22S</meta:editing-duration>
    <meta:editing-cycles>1</meta:editing-cycles>
    <meta:document-statistic meta:table-count="0" meta:image-count="0" meta:object-count="0" meta:page-count="1" meta:paragraph-count="4" meta:word-count="72" meta:character-count="362" meta:non-whitespace-character-count="289"/>
    <meta:generator>LibreOffice/5.2.3.3$Linux_X86_64 LibreOffice_project/20m0$Build-3</meta:generator>
  </office:meta>
</office:document-meta>
</file>